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AR PL UKai TW MBE" svg:font-family="'AR PL UKai TW MB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4fdb8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04fdb8" officeooo:paragraph-rsid="0004fdb8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4fdb8"/>
    </style:style>
    <style:style style:name="T2" style:family="text">
      <style:text-properties fo:font-weight="bold" officeooo:rsid="0004fdb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从github上同步到本地</text:h>
      <text:p text:style-name="P2">1. 首先确定本地的远程源</text:p>
      <text:p text:style-name="P1"><text:span text:style-name="T1"><text:tab/></text:span><text:span text:style-name="Source_20_Text">git remote -v</text:span></text:p>
      <text:p text:style-name="P1"><text:span text:style-name="Source_20_Text"><text:tab/>可以看到远程源（fetch/push）</text:span></text:p>
      <text:p text:style-name="P1"><text:span text:style-name="Source_20_Text"/></text:p>
      <text:p text:style-name="P1"><text:span text:style-name="Source_20_Text"><text:span text:style-name="T2">2.如果要从出自己的origin源以外更新，则要添加远程源</text:span></text:span></text:p>
      <text:p text:style-name="P1"><text:span text:style-name="Source_20_Text"><text:tab/></text:span><text:span text:style-name="Source_20_Text"><text:span text:style-name="T1">git remote add upstream(源名) URL(远程源的url)</text:span></text:span></text:p>
      <text:p text:style-name="P1"><text:span text:style-name="Source_20_Text"><text:tab/>在用</text:span><text:span text:style-name="Source_20_Text"><text:span text:style-name="T1">git remote -v 就可以看到添加的远程源</text:span></text:span></text:p>
      <text:p text:style-name="P1"><text:span text:style-name="Source_20_Text"/></text:p>
      <text:p text:style-name="P1"><text:span text:style-name="Source_20_Text"><text:span text:style-name="T2">3.如果想与某个远程源同步</text:span></text:span></text:p>
      <text:p text:style-name="P1"><text:span text:style-name="Source_20_Text"><text:tab/></text:span><text:span text:style-name="Source_20_Text"><text:span text:style-name="T1">git fetch upstream(源名)</text:span></text:span></text:p>
      <text:p text:style-name="P1"><text:span text:style-name="Source_20_Text"><text:tab/></text:span><text:span text:style-name="Source_20_Text"><text:span text:style-name="T1">git merge upstream(源名)/mast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AR PL UKai TW MBE" svg:font-family="'AR PL UKai TW MB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2:03:34.684252452</meta:creation-date>
    <dc:date>2016-06-29T22:17:49.474796109</dc:date>
    <meta:editing-duration>PT24S</meta:editing-duration>
    <meta:editing-cycles>1</meta:editing-cycles>
    <meta:document-statistic meta:table-count="0" meta:image-count="0" meta:object-count="0" meta:page-count="1" meta:paragraph-count="10" meta:word-count="108" meta:character-count="224" meta:non-whitespace-character-count="204"/>
    <meta:generator>LibreOffice/5.1.2.2$Linux_X86_64 LibreOffice_project/10m0$Build-2</meta:generator>
  </office:meta>
</office:document-meta>
</file>